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, Times, serif"/>
    <style:font-face style:name="monospace" svg:font-family="monospace, monospace"/>
    <style:font-face style:name="nunito sansregular" svg:font-family="'nunito sansregular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 style:list-style-name="L1">
      <style:text-properties officeooo:rsid="0003d3a3" officeooo:paragraph-rsid="0003d3a3"/>
    </style:style>
    <style:style style:name="P6" style:family="paragraph" style:parent-style-name="Standard">
      <style:text-properties officeooo:paragraph-rsid="00045666"/>
    </style:style>
    <style:style style:name="P7" style:family="paragraph" style:parent-style-name="Standard">
      <style:text-properties officeooo:rsid="00045666" officeooo:paragraph-rsid="00045666"/>
    </style:style>
    <style:style style:name="P8" style:family="paragraph" style:parent-style-name="Standard">
      <style:text-properties fo:font-weight="bold" officeooo:paragraph-rsid="00045666" style:font-weight-asian="bold" style:font-weight-complex="bold"/>
    </style:style>
    <style:style style:name="P9" style:family="paragraph" style:parent-style-name="Standard">
      <style:text-properties officeooo:paragraph-rsid="0004ff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officeooo:rsid="0003cc5d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03d3a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45666" style:font-style-asian="italic" style:font-style-complex="italic"/>
    </style:style>
    <style:style style:name="T10" style:family="text">
      <style:text-properties officeooo:rsid="0003d3a3"/>
    </style:style>
    <style:style style:name="T11" style:family="text">
      <style:text-properties officeooo:rsid="00045666"/>
    </style:style>
    <style:style style:name="T12" style:family="text">
      <style:text-properties style:text-position="sub 58%" officeooo:rsid="00045666"/>
    </style:style>
    <style:style style:name="T13" style:family="text">
      <style:text-properties style:text-position="sub 58%" fo:font-style="italic" officeooo:rsid="00045666" style:font-style-asian="italic" style:font-style-complex="italic"/>
    </style:style>
    <style:style style:name="T14" style:family="text">
      <style:text-properties style:text-position="sub 58%" fo:font-style="italic" officeooo:rsid="0004ff1a" style:font-style-asian="italic" style:font-style-complex="italic"/>
    </style:style>
    <style:style style:name="T15" style:family="text">
      <style:text-properties style:text-position="sub 58%" officeooo:rsid="0004ff1a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045666"/>
    </style:style>
    <style:style style:name="T18" style:family="text">
      <style:text-properties style:text-position="0% 100%" fo:font-weight="bold" officeooo:rsid="00045666" style:font-weight-asian="bold" style:font-weight-complex="bold"/>
    </style:style>
    <style:style style:name="T19" style:family="text">
      <style:text-properties style:text-position="0% 100%" fo:font-style="italic" officeooo:rsid="00045666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I</text:span><text:span text:style-name="T3">D3 Algorithm Pseudocode </text:span><text:span text:style-name="T5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5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5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5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5">5. Find the split set {X*</text:span><text:span text:style-name="T6">∈</text:span><text:span text:style-name="T7">S*</text:span><text:span text:style-name="T5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10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10">)</text:span></text:p>
      <text:p text:style-name="P4"/>
      <text:list xml:id="list3617716868" text:style-name="L1">
        <text:list-item>
          <text:p text:style-name="P5">Check for the above base cases.</text:p>
        </text:list-item>
        <text:list-item>
          <text:p text:style-name="P5">For each attribute a, find the normalized information gain ratio from splitting on a.</text:p>
        </text:list-item>
        <text:list-item>
          <text:p text:style-name="P5">Let a_best be the attribute with the highest normalized information gain.</text:p>
        </text:list-item>
        <text:list-item>
          <text:p text:style-name="P5">Create a decision node that splits on a_best.</text:p>
        </text:list-item>
        <text:list-item>
          <text:p text:style-name="P5">Recur on the sublists obtained by splitting on a_best, and add those nodes as children of node.</text:p>
        </text:list-item>
      </text:list>
      <text:p text:style-name="P4"/>
      <text:p text:style-name="P6"/>
      <text:p text:style-name="P6"/>
      <text:p text:style-name="P9"><text:soft-page-break/><text:span text:style-name="T2">Random Forest Algorithm Pseudocode</text:span><text:span text:style-name="T11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11">)</text:span></text:p>
      <text:p text:style-name="P6"/>
      <text:p text:style-name="P6"><text:span text:style-name="T11">To generate </text:span><text:span text:style-name="T9">c</text:span><text:span text:style-name="T11"> classifiers: </text:span></text:p>
      <text:p text:style-name="P7"><text:span text:style-name="T1">for</text:span> <text:span text:style-name="T8">i=</text:span>1 to <text:span text:style-name="T8">c</text:span> <text:span text:style-name="T1">do</text:span></text:p>
      <text:p text:style-name="P6"><text:span text:style-name="T11"><text:tab/>Randomly sample the training data </text:span><text:span text:style-name="T9">D</text:span><text:span text:style-name="T11"> with replacement to produce </text:span><text:span text:style-name="T9">D</text:span><text:span text:style-name="T13">i</text:span></text:p>
      <text:p text:style-name="P6"><text:span text:style-name="T12"><text:tab/></text:span><text:span text:style-name="T11">Create a root node, </text:span><text:span text:style-name="T9">N</text:span><text:span text:style-name="T13">i</text:span><text:span text:style-name="T11"> containing </text:span><text:span text:style-name="T9">D</text:span><text:span text:style-name="T13">i</text:span><text:span text:style-name="T11"> </text:span></text:p>
      <text:p text:style-name="P6"><text:span text:style-name="T11"><text:tab/>Call BuildTree( </text:span><text:span text:style-name="T9">Ni</text:span><text:span text:style-name="T11"> ) </text:span></text:p>
      <text:p text:style-name="P8"><text:span text:style-name="T11">end for </text:span></text:p>
      <text:p text:style-name="P6"><text:span text:style-name="T2">BuildTree(N):</text:span><text:span text:style-name="T11"> </text:span></text:p>
      <text:p text:style-name="P6"><text:span text:style-name="T2">if</text:span><text:span text:style-name="T11"> <text:s/>N contains instances of only one class </text:span><text:span text:style-name="T2">then</text:span><text:span text:style-name="T11"> </text:span></text:p>
      <text:p text:style-name="P6"><text:span text:style-name="T11"><text:tab/></text:span><text:span text:style-name="T2">return</text:span><text:span text:style-name="T11"> </text:span></text:p>
      <text:p text:style-name="P8"><text:span text:style-name="T11">else</text:span></text:p>
      <text:p text:style-name="P6"><text:span text:style-name="T11"><text:tab/>Randomly select x% o of the possible splitting features in </text:span><text:span text:style-name="T9">N</text:span></text:p>
      <text:p text:style-name="P6"><text:span text:style-name="T11"><text:tab/>Select the feature </text:span><text:span text:style-name="T9">F</text:span><text:span text:style-name="T11"> with the highest information gain to split on</text:span></text:p>
      <text:p text:style-name="P6"><text:span text:style-name="T11"><text:tab/>Create f child nodes of </text:span><text:span text:style-name="T9">N</text:span><text:span text:style-name="T11">, </text:span><text:span text:style-name="T9">N</text:span><text:span text:style-name="T13">1</text:span><text:span text:style-name="T11">, … , </text:span><text:span text:style-name="T9">N</text:span><text:span text:style-name="T13">f</text:span><text:span text:style-name="T11"> , where F has </text:span><text:span text:style-name="T9">f</text:span><text:span text:style-name="T11"> possible values (</text:span><text:span text:style-name="T9">F</text:span><text:span text:style-name="T13">1</text:span><text:span text:style-name="T11">, … , </text:span><text:span text:style-name="T9">F</text:span><text:span text:style-name="T13">f</text:span><text:span text:style-name="T17">)</text:span></text:p>
      <text:p text:style-name="P6"><text:span text:style-name="T17"><text:tab/></text:span><text:span text:style-name="T18">for</text:span><text:span text:style-name="T19"> i=</text:span><text:span text:style-name="T17">1 to f </text:span><text:span text:style-name="T18">do</text:span></text:p>
      <text:p text:style-name="P6"><text:span text:style-name="T17"><text:tab/><text:tab/></text:span><text:span text:style-name="T11">Set the contents of </text:span><text:span text:style-name="T9">N</text:span><text:span text:style-name="T13">i</text:span><text:span text:style-name="T11"> to </text:span><text:span text:style-name="T9">D</text:span><text:span text:style-name="T13">i</text:span><text:span text:style-name="T11">, where </text:span><text:span text:style-name="T9">D</text:span><text:span text:style-name="T14">i</text:span><text:span text:style-name="T11"> is all instances in </text:span><text:span text:style-name="T9">N</text:span><text:span text:style-name="T11"> that match </text:span><text:span text:style-name="T9">F</text:span><text:span text:style-name="T13">i</text:span></text:p>
      <text:p text:style-name="P6"><text:span text:style-name="T12"><text:tab/><text:tab/></text:span><text:span text:style-name="T17">Call</text:span><text:span text:style-name="T11"> BuildTree( </text:span><text:span text:style-name="T9">N</text:span><text:span text:style-name="T13">i</text:span><text:span text:style-name="T11">) </text:span></text:p>
      <text:p text:style-name="P6"><text:span text:style-name="T11"><text:tab/></text:span><text:span text:style-name="T2">end</text:span><text:span text:style-name="T11"> </text:span><text:span text:style-name="T2">for</text:span><text:span text:style-name="T11"> </text:span></text:p>
      <text:p text:style-name="P6"><text:span text:style-name="T2">end</text:span><text:span text:style-name="T11"> </text:span><text:span text:style-name="T2">if</text:span><text:span text:style-name="T1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, 'Times New Roman', Times, serif"/>
    <style:font-face style:name="monospace" svg:font-family="monospace, monospace"/>
    <style:font-face style:name="nunito sansregular" svg:font-family="'nunito sansregular'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4T21:16:22.356835403</dc:date>
    <meta:editing-duration>PT21M7S</meta:editing-duration>
    <meta:editing-cycles>3</meta:editing-cycles>
    <meta:generator>LibreOffice/6.2.5.2$Linux_X86_64 LibreOffice_project/20$Build-2</meta:generator>
    <meta:document-statistic meta:table-count="0" meta:image-count="0" meta:object-count="0" meta:page-count="2" meta:paragraph-count="53" meta:word-count="481" meta:character-count="3113" meta:non-whitespace-character-count="2542"/>
  </office:meta>
</office:document-meta>
</file>